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79pt"/>
    </style:style>
    <style:style style:name="co3" style:family="table-column">
      <style:table-column-properties fo:break-before="auto" style:column-width="114.01pt"/>
    </style:style>
    <style:style style:name="co4" style:family="table-column">
      <style:table-column-properties fo:break-before="auto" style:column-width="158.06pt"/>
    </style:style>
    <style:style style:name="co5" style:family="table-column">
      <style:table-column-properties fo:break-before="auto" style:column-width="78.01pt"/>
    </style:style>
    <style:style style:name="co6" style:family="table-column">
      <style:table-column-properties fo:break-before="auto" style:column-width="108pt"/>
    </style:style>
    <style:style style:name="co7" style:family="table-column">
      <style:table-column-properties fo:break-before="auto" style:column-width="1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Bài tập 2 (Có 2 table như bên dưới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   <text:span text:style-name="T1">Category</text:span><text:span text:style-name="T2"> (cat_id, cat_name, description)</text:span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   <text:span text:style-name="T1">Post</text:span><text:span text:style-name="T2"> (post_id, cat_id, post_name, description) 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3"/>Lưu ý: Table Post có cột cat_id là khóa ngoại tham chiếu đến table Categ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7"/>Ví dụ: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5" office:value-type="string" calcext:value-type="string">
            <text:p>Category</text:p>
          </table:table-cell>
          <table:table-cell table:number-columns-repeated="3"/>
          <table:table-cell table:style-name="ce5" office:value-type="string" calcext:value-type="string">
            <text:p>Po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cat_id</text:p>
          </table:table-cell>
          <table:table-cell table:style-name="ce2" office:value-type="string" calcext:value-type="string">
            <text:p>cat_nam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post_id</text:p>
          </table:table-cell>
          <table:table-cell table:style-name="ce2" office:value-type="string" calcext:value-type="string">
            <text:p>cat_id</text:p>
          </table:table-cell>
          <table:table-cell table:style-name="ce2" office:value-type="string" calcext:value-type="string">
            <text:p>post_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t 1</text:p>
          </table:table-cell>
          <table:table-cell table:style-name="ce3" office:value-type="string" calcext:value-type="string">
            <text:p>test 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st 1</text:p>
          </table:table-cell>
          <table:table-cell table:style-name="ce3" office:value-type="string" calcext:value-type="string">
            <text:p>test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t 2</text:p>
          </table:table-cell>
          <table:table-cell table:style-name="ce3" office:value-type="string" calcext:value-type="string">
            <text:p>test 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st 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at 3</text:p>
          </table:table-cell>
          <table:table-cell table:style-name="ce3" office:value-type="string" calcext:value-type="string">
            <text:p>test 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st 3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st 4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st 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. Viết câu truy vấn để lấy post_id, post_name, description từ table Post có cat_name là "cat 1"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. Viết câu truy vấn để lấy cat_id, cat_name, description từ table Category với điều kiện là category đó chưa có <text:s/>bài Post nà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. Viết câu truy vấn để thống kê tổng số post của mỗi category (gợi ý: sử dụng GROUP BY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1. SELECT post.post_id, post.post_name, post.description FROM post JOIN category ON post.cat_id = category.cat_id where category.cat_name = "cat 1"</text:p>
            <text:p/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2. SELECT * from category WHERE category.cat_id NOT IN (SELECT post.cat_id from post)</text:p>
            <text:p/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3. SELECT cat_id, count(*) as total_post_by_cat from post GROUP BY cat_id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9:30:55.431778119</meta:creation-date>
    <meta:generator>LibreOffice/6.0.7.3$Linux_X86_64 LibreOffice_project/00m0$Build-3</meta:generator>
    <dc:date>2019-12-09T09:35:10.794194008</dc:date>
    <meta:editing-duration>PT4M15S</meta:editing-duration>
    <meta:editing-cycles>1</meta:editing-cycles>
    <meta:document-statistic meta:table-count="1" meta:cell-count="45" meta:object-count="0"/>
  </office:meta>
</office:document-meta>
</file>